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41607FC668B009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0df206" officeooo:paragraph-rsid="000df206"/>
    </style:style>
    <style:style style:name="P9" style:family="paragraph" style:parent-style-name="Table_20_Contents">
      <style:text-properties officeooo:rsid="000e4cf8" officeooo:paragraph-rsid="000e4cf8"/>
    </style:style>
    <style:style style:name="P10" style:family="paragraph" style:parent-style-name="Table_20_Contents">
      <style:text-properties officeooo:paragraph-rsid="000e4cf8"/>
    </style:style>
    <style:style style:name="P11" style:family="paragraph" style:parent-style-name="Table_20_Contents">
      <style:text-properties officeooo:rsid="000fcf6d" officeooo:paragraph-rsid="000fcf6d"/>
    </style:style>
    <style:style style:name="P12" style:family="paragraph" style:parent-style-name="Table_20_Contents">
      <style:text-properties officeooo:paragraph-rsid="000fcf6d"/>
    </style:style>
    <style:style style:name="P13" style:family="paragraph" style:parent-style-name="Table_20_Contents">
      <style:text-properties officeooo:rsid="00117861" officeooo:paragraph-rsid="00117861"/>
    </style:style>
    <style:style style:name="P14" style:family="paragraph" style:parent-style-name="Table_20_Contents">
      <style:text-properties officeooo:rsid="00117861" officeooo:paragraph-rsid="00137f60"/>
    </style:style>
    <style:style style:name="P15" style:family="paragraph" style:parent-style-name="Table_20_Contents">
      <style:text-properties officeooo:rsid="0011fbee" officeooo:paragraph-rsid="0011fbee"/>
    </style:style>
    <style:style style:name="P16" style:family="paragraph" style:parent-style-name="Table_20_Contents">
      <style:text-properties officeooo:rsid="00137f60" officeooo:paragraph-rsid="00137f60"/>
    </style:style>
    <style:style style:name="P17" style:family="paragraph" style:parent-style-name="Table_20_Contents">
      <style:text-properties officeooo:paragraph-rsid="00137f60"/>
    </style:style>
    <style:style style:name="P18" style:family="paragraph" style:parent-style-name="Table_20_Contents">
      <style:text-properties officeooo:rsid="001526b3" officeooo:paragraph-rsid="001526b3"/>
    </style:style>
    <style:style style:name="P19" style:family="paragraph" style:parent-style-name="Table_20_Contents">
      <style:text-properties officeooo:paragraph-rsid="001526b3"/>
    </style:style>
    <style:style style:name="P20" style:family="paragraph" style:parent-style-name="Table_20_Contents">
      <style:text-properties officeooo:rsid="0015db18" officeooo:paragraph-rsid="0015db18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df206"/>
    </style:style>
    <style:style style:name="T5" style:family="text">
      <style:text-properties officeooo:rsid="000e4cf8"/>
    </style:style>
    <style:style style:name="T6" style:family="text">
      <style:text-properties officeooo:rsid="000fcf6d"/>
    </style:style>
    <style:style style:name="T7" style:family="text">
      <style:text-properties officeooo:rsid="00137f60"/>
    </style:style>
    <style:style style:name="T8" style:family="text">
      <style:text-properties officeooo:rsid="001526b3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ext:soft-page-break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41607FC668B00907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4. Automatización de tarea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Adrián Jesús Peña Rodríguez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<text:span text:style-name="T4">10</text:span>... minutos.</text:p>
      <text:p text:style-name="Standard">1. He resuelto todas las dudas que tenía antes de iniciar la sesión de prácticas: …<text:span text:style-name="T4">si</text:span>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</table:table-cell>
        </table:table-row>
      </table:table>
      <text:p text:style-name="Standard"/>
      <text:p text:style-name="P4">b) Cuestionario de conocimientos adquiridos.</text:p>
      <text:p text:style-name="Standard">Mi solución a la <text:span text:style-name="T2">actividad 4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9">adriii@adriii-virtual-machine:~$ ps -aux | grep atd</text:p>
            <text:p text:style-name="P9">adriii <text:s text:c="4"/>2031 <text:s/>0.0 <text:s/>0.0 <text:s/>16764 <text:s text:c="2"/>976 pts/0 <text:s text:c="3"/>S+ <text:s text:c="2"/>19:44 <text:s text:c="2"/>0:00 grep --color=auto atd</text:p>
            <text:p text:style-name="P9">adriii@adriii-virtual-machine:~$ ps -p 2031 -f</text:p>
            <text:p text:style-name="P10"><text:span text:style-name="T5">UID <text:s text:c="8"/>PID <text:s text:c="2"/>PPID <text:s/>C STIME TTY <text:s text:c="9"/>TIME CMD</text:span></text:p>
            <text:p text:style-name="P10"/>
            <text:p text:style-name="P11">adriii@adriii-virtual-machine:~$ ps -aux | grep cron</text:p>
            <text:p text:style-name="P11">root <text:s text:c="7"/>623 <text:s/>0.0 <text:s/>0.1 <text:s/>33620 <text:s/>3088 ? <text:s text:c="7"/>Ss <text:s text:c="2"/>19:35 <text:s text:c="2"/>0:00 /usr/sbin/cron -f</text:p>
            <text:p text:style-name="P11"><text:soft-page-break/>adriii <text:s text:c="4"/>2063 <text:s/>0.0 <text:s/>0.0 <text:s/>16764 <text:s text:c="2"/>964 pts/0 <text:s text:c="3"/>S+ <text:s text:c="2"/>19:45 <text:s text:c="2"/>0:00 grep --color=auto cron</text:p>
            <text:p text:style-name="P11">adriii@adriii-virtual-machine:~$ ps -p 623 -f</text:p>
            <text:p text:style-name="P11">UID <text:s text:c="8"/>PID <text:s text:c="2"/>PPID <text:s/>C STIME TTY <text:s text:c="9"/>TIME CMD</text:p>
            <text:p text:style-name="P11">root <text:s text:c="7"/>623 <text:s text:c="5"/>1 <text:s/>0 19:35 ? <text:s text:c="7"/>00:00:00 /usr/sbin/cron -f</text:p>
          </table:table-cell>
        </table:table-row>
      </table:table>
      <text:p text:style-name="Standard"/>
      <text:p text:style-name="Standard">Mi solución a la <text:span text:style-name="T2">actividad 4.4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1">- ¿qué directorio de trabajo tiene inicialmente? ¿hereda el que tenía el proceso que invocó</text:p>
            <text:p text:style-name="P11">a at o bien es el home, directorio inicial por omisión?</text:p>
            <text:p text:style-name="P11"><text:s text:c="5"/>- Heredará el que tenía el proceso que invocó a at, esto lo pone en el manual de este.</text:p>
            <text:p text:style-name="P11">- ¿qué máscara de creación de archivos umask tiene? ¿es la heredada del padre o la que se</text:p>
            <text:p text:style-name="P11">usa por omisión?</text:p>
            <text:p text:style-name="P12"><text:s text:c="6"/>- <text:span text:style-name="T6">La máscara será 0022, la hereda.</text:span></text:p>
            <text:p text:style-name="P12">- <text:span text:style-name="T6">¿Hereda las variables locales del proceso padre?</text:span></text:p>
            <text:p text:style-name="P12"><text:s text:c="6"/>- <text:span text:style-name="T6">El entorno se mantiene desde el momento de la invocación, excepto las variables</text:span></text:p>
            <text:p text:style-name="P11">BASH_VERSINFO, DISPLAY, EUID, GROUPS, SHELLOPTS, TERM, UID</text:p>
            <text:p text:style-name="Table_20_Contents"/>
          </table:table-cell>
        </table:table-row>
      </table:table>
      <text:p text:style-name="Standard"/>
      <text:p text:style-name="Standard">Mi solución a la <text:span text:style-name="T2">actividad 4.6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3">#!/bin/bash</text:p>
            <text:p text:style-name="P13"># -*- ENCODING: UTF-8 -*-</text:p>
            <text:p text:style-name="P13">find /home -type f -mtime -1 &gt;&gt; “modificado_’date’ +%Y_%m_%d”</text:p>
            <text:p text:style-name="P13"/>
            <text:p text:style-name="P15">at -f ./script.sh tomorrow</text:p>
          </table:table-cell>
        </table:table-row>
      </table:table>
      <text:p text:style-name="Standard"/>
      <text:p text:style-name="Standard">En la <text:span text:style-name="T2">actividad 4.11 </text:span><text:span text:style-name="T3">el contenido de mi script </text:span><text:span text:style-name="T2">reducelista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4">#!/bin/bash</text:p>
            <text:p text:style-name="P14"># -*- ENCODING: UTF-8 -*-</text:p>
            <text:p text:style-name="P16">find /tmp/varios -name "*core*"</text:p>
            <text:p text:style-name="P16"/>
            <text:p text:style-name="P16">#!/bin/bash</text:p>
            <text:p text:style-name="P16"><text:soft-page-break/>tail -n 10 /tmp/listacores &gt; /tmp/temporal</text:p>
            <text:p text:style-name="P16">rm /tmp/listacores</text:p>
            <text:p text:style-name="P16">mv /tmp/temporal /tmp/listacores</text:p>
            <text:p text:style-name="P16"/>
            <text:p text:style-name="P16">#Nombre: cron</text:p>
            <text:p text:style-name="P16">SHELL=/bin/sh</text:p>
            <text:p text:style-name="P16">PATH=/usr/local/sbin:/usr/local/bin:/sbin:/bin:/usr/sbin:/usr/bin</text:p>
            <text:p text:style-name="P16">#minuto, hora, día del mes, mes , día de la semana, orden</text:p>
            <text:p text:style-name="P17"><text:span text:style-name="T7">* * * * * /home/adriii/Escritorio/ETSIIT_16-17/Sistemas_operativos/Módulo 1/p4</text:span></text:p>
          </table:table-cell>
        </table:table-row>
      </table:table>
      <text:p text:style-name="Standard"/>
      <text:p text:style-name="Standard">En la <text:span text:style-name="T2">actividad 4.13</text:span> el contenido de mi archivo crontab llamado <text:span text:style-name="T2">crontab-reducelista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8">Practicamos ahora lo que acabamos de explicar situándonos en lo que hemos realizado en la</text:p>
            <text:p text:style-name="P18">actividad 5.3. Construye un script que escribirá un archivo crontab llamado crontab-reducelista que</text:p>
            <text:p text:style-name="P18">deberá contener...</text:p>
            <text:p text:style-name="P18">…. como primera linea la asignación a la variable PATH de la lista de búsqueda actual y</text:p>
            <text:p text:style-name="P18">además el directorio $HOME/SO</text:p>
            <text:p text:style-name="P18">…. después la indicación a cron de la ejecución con periodicidad de 1 minuto del script</text:p>
            <text:p text:style-name="P18">reducelista</text:p>
            <text:p text:style-name="P18">Una vez construido crontab-reducelista láncelo con la orden crontab. Compruebe que con esta nueva</text:p>
            <text:p text:style-name="P18">lista de búsqueda podremos hacer alusión a reducelista especificando únicamente su nombre</text:p>
            <text:p text:style-name="P18">independientemente del directorio de trabajo en que nos situemos (no como ocurría en la</text:p>
            <text:p text:style-name="P18">Actividad 5.2 en que el directorio $HOME/SO no estaba en la lista de búsqueda).</text:p>
            <text:p text:style-name="P18"/>
            <text:p text:style-name="P18">#!/bin/bash</text:p>
            <text:p text:style-name="P18">#Nombre: script_5.5.sh</text:p>
            <text:p text:style-name="P18">echo "SHELL=/bin/sh" &gt; crontab-reducelista</text:p>
            <text:p text:style-name="P18">echo "PATH="`pwd`"/:$HOME/SO:"$PATH &gt;&gt; crontab-reducelista</text:p>
            <text:p text:style-name="P18">echo "* * * * * reducelista" &gt;&gt; crontab-reducelista</text:p>
            <text:p text:style-name="Table_20_Contents"/>
            <text:p text:style-name="Table_20_Contents"/>
            <text:p text:style-name="P18"><text:soft-page-break/>SHELL=/bin/sh</text:p>
            <text:p text:style-name="P18">PATH=/home/superjes/SO/Practica_1/:/home/superjes/SO:/usr/local/sbin:/usr/local/bi</text:p>
            <text:p text:style-name="P18">n:/usr/sbin:/usr/bin:/sbin:/bin:/usr/games</text:p>
            <text:p text:style-name="P19"><text:span text:style-name="T8">* * * * * reducelista</text:span></text:p>
            <text:p text:style-name="P19"/>
            <text:p text:style-name="P20">- Ejecución:</text:p>
            <text:p text:style-name="P18">crontab crontab-reducelista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93</meta:editing-cycles>
    <meta:creation-date>2011-10-05T09:46:35.67</meta:creation-date>
    <meta:editing-duration>PT22H16M25S</meta:editing-duration>
    <meta:generator>LibreOffice/5.2.2.2$Linux_X86_64 LibreOffice_project/20m0$Build-2</meta:generator>
    <dc:date>2017-01-13T20:20:22.008160061</dc:date>
    <meta:print-date>2011-10-06T10:39:21.37</meta:print-date>
    <meta:document-statistic meta:table-count="11" meta:image-count="1" meta:object-count="0" meta:page-count="5" meta:paragraph-count="75" meta:word-count="572" meta:character-count="3889" meta:non-whitespace-character-count="3253"/>
    <meta:user-defined meta:name="Información 1"/>
    <meta:user-defined meta:name="Información 2"/>
    <meta:user-defined meta:name="Información 3"/>
    <meta:user-defined meta:name="Información 4"/>
  </office:meta>
</office:document-meta>
</file>